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10">
      <style:text-properties fo:color="#000000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0">
      <style:text-properties fo:color="#000000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 style:list-style-name="L10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text-properties fo:color="#ff0000"/>
    </style:style>
    <style:style style:name="P16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8"/>
    <style:style style:name="P18" style:family="paragraph" style:parent-style-name="Standard" style:list-style-name="L8">
      <style:text-properties fo:font-weight="bold" style:font-weight-asian="bold" style:font-weight-complex="bold"/>
    </style:style>
    <style:style style:name="P19" style:family="paragraph" style:parent-style-name="Standard" style:list-style-name="L8">
      <style:text-properties fo:font-style="normal" style:font-style-asian="normal" style:font-style-complex="normal"/>
    </style:style>
    <style:style style:name="P20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6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9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0">
      <style:text-properties style:use-window-font-color="tru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0">
      <style:text-properties fo:color="#ff3366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0">
      <style:text-properties fo:color="#00dcff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style:text-position="sub 58%"/>
    </style:style>
    <style:style style:name="T8" style:family="text">
      <style:text-properties fo:color="#00b8ff"/>
    </style:style>
    <style:style style:name="T9" style:family="text">
      <style:text-properties fo:color="#00b8ff" fo:font-style="normal" style:font-style-asian="normal" style:font-style-complex="normal"/>
    </style:style>
    <style:style style:name="T10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 fo:font-style="normal" style:text-underline-style="none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iberation Serif1"/>
    </style:style>
    <style:style style:name="T24" style:family="text">
      <style:text-properties style:text-underline-style="none"/>
    </style:style>
    <style:style style:name="T25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style:text-position="super 58%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Sažetak rada “Indexing compressed text” (Ferragina i Manzini)</text:h>
      <text:p text:style-name="P3"/>
      <text:list xml:id="list219991796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598017473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list xml:id="list433803676" text:continue-numbering="true" text:style-name="L1">
        <text:list-item>
          <text:p text:style-name="P5">oznake:</text:p>
          <text:list>
            <text:list-item>
              <text:p text:style-name="P5">p → duljina teksta P, |P|</text:p>
            </text:list-item>
            <text:list-item>
              <text:p text:style-name="P5">n → duljina teksta T, |T|</text:p>
            </text:list-item>
            <text:list-item>
              <text:p text:style-name="P5">d → broj riječi u LZ78 rječniku</text:p>
            </text:list-item>
          </text:list>
        </text:list-item>
      </text:list>
      <text:p text:style-name="Standard"/>
      <text:p text:style-name="Standard">Index broj 1:</text:p>
      <text:list xml:id="list427138935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2020985221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149734174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1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1795094248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1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1182667159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8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990476000" text:style-name="L7">
        <text:list-item>
          <text:list>
            <text:list-item>
              <text:list>
                <text:list-item>
                  <text:p text:style-name="P15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1246007564" text:style-name="L8">
        <text:list-item>
          <text:list>
            <text:list-item>
              <text:list>
                <text:list-item>
                  <text:p text:style-name="P17">REZULTAT: dvojka (First, Last) gdje je First indeks prvog retka a Last indeks zadnjeg retka u M<text:span text:style-name="T11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8">2. faza (lociranje):</text:p>
              <text:list>
                <text:list-item>
                  <text:p text:style-name="P17">koristi Opp(T) koji smo konstruirali u 1. fazi</text:p>
                </text:list-item>
                <text:list-item>
                  <text:p text:style-name="P17">osnovno pitanje: na kojem mjestu u stringu T pocinje redak <text:span text:style-name="T1">i</text:span> iz matrice M<text:span text:style-name="T11">t</text:span>?</text:p>
                  <text:list>
                    <text:list-item>
                      <text:p text:style-name="P17">kad bi to znali, znali bi i locirati pojavljivanja stringa P</text:p>
                    </text:list-item>
                    <text:list-item>
                      <text:p text:style-name="P17">na to ce nam odgovoriti algoritam GET_POSITION(i)</text:p>
                    </text:list-item>
                  </text:list>
                </text:list-item>
                <text:list-item>
                  <text:p text:style-name="P17">definiramo: Pos(i) = mjesto u stringu T na kojem pocinje redak <text:span text:style-name="T1">i </text:span><text:span text:style-name="T2">iz M</text:span><text:span text:style-name="T14">t</text:span></text:p>
                </text:list-item>
                <text:list-item>
                  <text:p text:style-name="P17"><text:span text:style-name="T9">BACKWARD_STEP(i)</text:span><text:span text:style-name="T2"> algoritam → pomocni algoritam</text:span></text:p>
                  <text:list>
                    <text:list-item>
                      <text:p text:style-name="P17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9">koristi Opp(T) (jer mu treba Occ(_,_) i C(_))</text:p>
                    </text:list-item>
                    <text:list-item>
                      <text:p text:style-name="P17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9"><text:span text:style-name="T8">GET_POSITION(i)</text:span> algoritam → glavni algoritam</text:p>
                  <text:list>
                    <text:list-item>
                      <text:p text:style-name="P19">vraca poziciju retka iz Mt sa indeksom <text:span text:style-name="T1">i </text:span>unutar stringa T</text:p>
                    </text:list-item>
                    <text:list-item>
                      <text:p text:style-name="P19">koristi algoritam BACKWARD_STEP</text:p>
                    </text:list-item>
                    <text:list-item>
                      <text:p text:style-name="P19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1075616546" text:style-name="L9">
        <text:list-item>
          <text:list>
            <text:list-item>
              <text:list>
                <text:list-item>
                  <text:p text:style-name="P21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1290548779" text:style-name="L10">
        <text:list-item>
          <text:p text:style-name="P20">temelji se na indexu broj 1, ali na drugačiji (brži) način locira string P </text:p>
          <text:list>
            <text:list-item>
              <text:p text:style-name="P20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3"><text:span text:style-name="T3">koristi LZ78 parsiranje: iz T parsiranjem dobijemo T</text:span><text:span text:style-name="T12">$ </text:span></text:p>
          <text:list>
            <text:list-item>
              <text:p text:style-name="P24"><text:span text:style-name="T3">T</text:span><text:span text:style-name="T12">$</text:span><text:span text:style-name="T3"> = T</text:span><text:span text:style-name="T12">1</text:span><text:span text:style-name="T3">$T</text:span><text:span text:style-name="T12">2</text:span><text:span text:style-name="T3">$...$T</text:span><text:span text:style-name="T12">d</text:span><text:span text:style-name="T3">$</text:span></text:p>
            </text:list-item>
            <text:list-item>
              <text:p text:style-name="P24"><text:span text:style-name="T3">napomena: sve riječi T</text:span><text:span text:style-name="T12">i</text:span><text:span text:style-name="T3"> će biti međusobno različite osim zadnje, koja može biti jednaka nekoj od ostalih riječi</text:span></text:p>
            </text:list-item>
            <text:list-item>
              <text:p text:style-name="P24"><text:span text:style-name="T3">pamtimo pozicije $ u stringu T: <text:s/>za $ od T</text:span><text:span text:style-name="T12">i</text:span><text:span text:style-name="T3"> pamtimo 1+|T</text:span><text:span text:style-name="T12">1</text:span><text:span text:style-name="T3">|+|T</text:span><text:span text:style-name="T12">2</text:span><text:span text:style-name="T3">|+...+|T</text:span><text:span text:style-name="T12">i</text:span><text:span text:style-name="T3">|</text:span></text:p>
            </text:list-item>
          </text:list>
        </text:list-item>
        <text:list-item>
          <text:p text:style-name="P24"><text:span text:style-name="T3">uvodimo T</text:span><text:span text:style-name="T12">$</text:span><text:span text:style-name="T18">R</text:span><text:span text:style-name="T3"> → obrnuti T</text:span><text:span text:style-name="T12">$</text:span><text:span text:style-name="T3"> (baš svaki znak obrnut, uključujući i $)</text:span></text:p>
        </text:list-item>
        <text:list-item>
          <text:p text:style-name="P26">1. faza (brojanje)</text:p>
          <text:list>
            <text:list-item>
              <text:p text:style-name="P27">ista kao u indexu broj 1</text:p>
            </text:list-item>
          </text:list>
        </text:list-item>
        <text:list-item>
          <text:p text:style-name="P26">2. faza (lociranje)</text:p>
          <text:list>
            <text:list-item>
              <text:p text:style-name="P27">vremenska složenost: O(p + occ)</text:p>
            </text:list-item>
            <text:list-item>
              <text:p text:style-name="P27">dijelimo ju na dvije vrste lociranja (dakle na dva algoritma): </text:p>
              <text:list>
                <text:list-item>
                  <text:p text:style-name="P25"><text:span text:style-name="T4">lociranje internih pojavljivanja: kada se P cijeli nalazi unutar neke riječi T</text:span><text:span text:style-name="T13">i</text:span></text:p>
                </text:list-item>
                <text:list-item>
                  <text:p text:style-name="P25"><text:span text:style-name="T4">lociranje preklapajućih pojavljivanja: kada se P prostire kroz više riječi T</text:span><text:span text:style-name="T13">i</text:span><text:span text:style-name="T4">, T</text:span><text:span text:style-name="T13">i+1</text:span><text:span text:style-name="T4">, …, T</text:span><text:span text:style-name="T13">i+h</text:span></text:p>
                </text:list-item>
              </text:list>
            </text:list-item>
            <text:list-item>
              <text:p text:style-name="P28">lociranje internih pojavljivanja</text:p>
              <text:list>
                <text:list-item>
                  <text:p text:style-name="P27">predstavimo string T pomoću suffiks stabla (Trie) u kojem će svako slovo predstavljati jednu riječ: možemo to napraviti jer je skup svih riječi T<text:span text:style-name="T11">i</text:span> prefiks-kompletan (zbog prirode LZ78 parsiranja). <text:span text:style-name="T5">Moguće da postoje dvije iste riječi (zbog T</text:span><text:span text:style-name="T7">d</text:span><text:span text:style-name="T5">), što onda? U tom slučaju, ako je zadnja riječ ista kao neka već postojeća, onda nju dodam kao dijete od te već postojeće ali edge označim posebnim znakom (Trie::duplicate).<text:line-break/></text:span><text:span text:style-name="T20">U čvorovima pamtimo početne pozicije riječi i duljine riječi.</text:span></text:p>
                </text:list-item>
                <text:list-item>
                  <text:p text:style-name="P29">strategija za nalaženje pojavljivanja riječi P:</text:p>
                  <text:list>
                    <text:list-item>
                      <text:p text:style-name="P24"><text:span text:style-name="T3">nađemo sve riječi T</text:span><text:span text:style-name="T12">i</text:span><text:span text:style-name="T3"> kojima je P suffix. Sve ostale riječi koje sadrže riječ P bit će sadržane u njihovim podstablima (to je tako zbog prefiks-kompletnosti: ako neka riječ T</text:span><text:span text:style-name="T12">i</text:span><text:span text:style-name="T3"> sadrži P u sebi, sigurno postoji riječ T</text:span><text:span text:style-name="T12">j</text:span><text:span text:style-name="T3"> koja je prefiks od T</text:span><text:span text:style-name="T12">i</text:span><text:span text:style-name="T3"> a kojoj je P suffix)</text:span></text:p>
                    </text:list-item>
                    <text:list-item>
                      <text:p text:style-name="P27">kraće: treba samo naći riječi kojima je P suffix i obići podstabla kako bi pročitali pozicije (treba mrvicu računati).</text:p>
                    </text:list-item>
                    <text:list-item>
                      <text:p text:style-name="P26">kako to efikasno napraviti?</text:p>
                      <text:list>
                        <text:list-item>
                          <text:p text:style-name="P24"><text:span text:style-name="T3">koristimo matricu M</text:span><text:span text:style-name="T12">T$R</text:span><text:span text:style-name="T3">: svaka riječ T</text:span><text:span text:style-name="T12">i</text:span><text:span text:style-name="T3"> ima odgovarajući redak u matrici</text:span></text:p>
                        </text:list-item>
                        <text:list-item>
                          <text:p text:style-name="P24"><text:span text:style-name="T3">da bi našli riječi T</text:span><text:span text:style-name="T12">i</text:span><text:span text:style-name="T3"> kojima je P suffix trebamo naći sve retke matrice kojima je $P</text:span><text:span text:style-name="T18">R</text:span><text:span text:style-name="T3"> prefix → to napravimo lako jer nam tu akciju nudi struktura Opp($P</text:span><text:span text:style-name="T18">R</text:span><text:span text:style-name="T3">)</text:span></text:p>
                        </text:list-item>
                        <text:list-item>
                          <text:p text:style-name="P24"><text:span text:style-name="T3">kad nađemo retke u matrici, treba ih povezati sa odgovarajućim čvorovima iz trie: to radimo tako da unaprijed za sve čvorove zapamtimo koji su njihovi retci u matrici, to spremimo u neki array N[1,d] (doznamo retke koristeći Opp: z</text:span><text:span text:style-name="T21">a svaki čvor tražim njegov redak u matrici, možda bi se to moglo brže?</text:span><text:span text:style-name="T3">.)</text:span></text:p>
                        </text:list-item>
                      </text:list>
                    </text:list-item>
                    <text:list-item>
                      <text:p text:style-name="P27">ZANIMLJIVO: ovaj algoritam neće vratiti lokacije sortirane, što bi možda netko očekivao</text:p>
                    </text:list-item>
                    <text:list-item>
                      <text:p text:style-name="P27">POSEBNOSTI KADA JE ZADNJA RIJEČ ISTA KAO NEKA PRIJE:</text:p>
                      <text:list>
                        <text:list-item>
                          <text:p text:style-name="P27">ako već postoji neki čvor V u trie koji predstavlja istu riječ, onda dodamo još jedan čvor V' koji je dijete od V, a povezuje ih edge označen posebnom vrijednošću Trie::duplicate. Kada mapiram retke na čvorove, onda će postojati dva retka sa istim $*[$#] prefiksom. Prvi mapiram na V, drugi na V' (mogao sam I obrnuto, bitno je samo da se obadva posjete kasnije).</text:p>
                        </text:list-item>
                        <text:list-item>
                          <text:p text:style-name="P27"><text:soft-page-break/>Pri obilaženju nekog podstabla kako bi se našle lokacije, svi čvorovi u stablu ćće se obići I ispisati njihova lokacija, OSIM čvora V' AKO je direktno dijete korijena tog podstabla, koji je tada V. RAZLOG: iako je u mojoj implementaciji V' direktno dijete od V', konceptualno je on njegov susjed tj. dijele zajedničkog roditelja.</text:p>
                        </text:list-item>
                        <text:list-item>
                          <text:p text:style-name="P31">OPASNO: Koliko je bitna brzina izgradnje indexa? Na nekim mjestima sam možda stvarao previše pomoćnih stringova I previše usporio stvaranje indexa, treba to proučiti</text:p>
                        </text:list-item>
                      </text:list>
                    </text:list-item>
                  </text:list>
                </text:list-item>
                <text:list-item>
                  <text:p text:style-name="P26">strukture: </text:p>
                  <text:list>
                    <text:list-item>
                      <text:p text:style-name="P27">Trie <text:s/></text:p>
                      <text:list>
                        <text:list-item>
                          <text:p text:style-name="P27">sadrži čvorove od kojih svaki predstavlja jednu LZ78 riječ</text:p>
                        </text:list-item>
                        <text:list-item>
                          <text:p text:style-name="P30">pokazivače na djecu pamtim pomoću mape</text:p>
                        </text:list-item>
                        <text:list-item>
                          <text:p text:style-name="P27">sadrži array N koji mapira retke strukture Opp na čvorove od Trie</text:p>
                        </text:list-item>
                      </text:list>
                    </text:list-item>
                    <text:list-item>
                      <text:p text:style-name="P24"><text:span text:style-name="T3">Opp(T</text:span><text:span text:style-name="T12">$</text:span><text:span text:style-name="T18">R</text:span><text:span text:style-name="T3">) </text:span></text:p>
                      <text:list>
                        <text:list-item>
                          <text:p text:style-name="P27">vraća raspon redaka</text:p>
                        </text:list-item>
                      </text:list>
                    </text:list-item>
                  </text:list>
                </text:list-item>
                <text:list-item>
                  <text:p text:style-name="P26">pretprocessing:</text:p>
                  <text:list>
                    <text:list-item>
                      <text:p text:style-name="P27">izgradi Trie</text:p>
                    </text:list-item>
                    <text:list-item>
                      <text:p text:style-name="P22"><text:span text:style-name="T16">napravi Opp(T</text:span><text:span text:style-name="T12">$</text:span><text:span text:style-name="T18">R</text:span><text:span text:style-name="T16">)</text:span></text:p>
                    </text:list-item>
                    <text:list-item>
                      <text:p text:style-name="P27">mapiraj retke od Opp(T<text:span text:style-name="T11">$</text:span><text:span text:style-name="T17">R</text:span>) na cvorove od Trie: </text:p>
                      <text:list>
                        <text:list-item>
                          <text:p text:style-name="P27"><text:span text:style-name="T3">pitaj Opp za $T</text:span><text:span text:style-name="T11">i</text:span><text:span text:style-name="T17">R</text:span><text:span text:style-name="T3">$ za i </text:span><text:span text:style-name="T23">є</text:span><text:span text:style-name="T3"> {1..d} (dakle postavit ćemo d upita), spremi dobivene brojeve redaka u array N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10">GET_INTERNAL(P)</text:span><text:span text:style-name="T3"> algoritam</text:span></text:p>
                  <text:list>
                    <text:list-item>
                      <text:p text:style-name="P27">pitaj Opp za $P<text:span text:style-name="T17">R</text:span> → tako doznamo riječi T<text:span text:style-name="T11">i</text:span> kojima je P suffix</text:p>
                    </text:list-item>
                    <text:list-item>
                      <text:p text:style-name="P27">obiđi podstabla od svih riječi koje smo našli I dobij iz svakog čvora lokaciju pojavljivanja</text:p>
                    </text:list-item>
                    <text:list-item>
                      <text:p text:style-name="P27">vraća lokacije internih pojavljivanja (nije sortirano)</text:p>
                    </text:list-item>
                    <text:list-item>
                      <text:p text:style-name="P31">trenutno sam napravio da vektor sa lokacijama vraća normalnim putem što znači da se cijeli kopira, to bi trebalo ubrzati možda</text:p>
                    </text:list-item>
                  </text:list>
                </text:list-item>
              </text:list>
            </text:list-item>
          </text:list>
          <text:p text:style-name="P31"/>
          <text:list text:continue-numbering="true">
            <text:list-item>
              <text:p text:style-name="P28">lociranje preklapajućih pojavljivanja</text:p>
              <text:list>
                <text:list-item>
                  <text:p text:style-name="P27">dva slučaja: dugački uzorci i kratki uzorci</text:p>
                  <text:list>
                    <text:list-item>
                      <text:p text:style-name="P27">o tome u koju kategoriju uzorak P spada se odlučuje na temelju njegove duljine</text:p>
                    </text:list-item>
                    <text:list-item>
                      <text:p text:style-name="P27">ako je uzorak &gt; od log(log n) onda je dugacak, inace je kratak</text:p>
                    </text:list-item>
                    <text:list-item>
                      <text:p text:style-name="P27">problem: što ako je n (n je duljina stringa T) manji od 4? Onda će nam log(log n) dati broj manji od 1 ili će se čak dogoditi pogreška</text:p>
                    </text:list-item>
                    <text:list-item>
                      <text:p text:style-name="P27">to sam rješio tako da ako je duljina stringa T manja od 4, onda sve uzorke P smatram kratkima</text:p>
                    </text:list-item>
                  </text:list>
                </text:list-item>
                <text:list-item>
                  <text:p text:style-name="P12">dugi uzorci (p &gt; log(log n)):</text:p>
                  <text:list>
                    <text:list-item>
                      <text:p text:style-name="P13">strukture: </text:p>
                      <text:list>
                        <text:list-item>
                          <text:p text:style-name="P14">suffixesOfP – vector koji sadrži raspon redaka u Opp(T) za svaki suffiks od P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suffixes[m] = odgovara suffixu od P koji počinje od (m+1)-te pozicije (ako uzmem da je prva 1) ili od m-te pozicije (ako uzmemo da je prva pozicija 0)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pan text:style-name="T25">prefixesOfP - vector koji sadrži raspon redaka u Opp(T</text:span><text:span text:style-name="T26">$</text:span><text:span text:style-name="T27">R</text:span><text:span text:style-name="T25">) za svaki prefix od P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<text:span text:style-name="T25">analogno sa suffixOfP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RT(Q')</text:p>
                          <text:list>
                            <text:list-item>
                              <text:p text:style-name="P13"><text:soft-page-break/><text:span text:style-name="T22">sadrži </text:span>skup točaka Q'<text:span text:style-name="T22"> (točke su dvodimenzionalne: (x,y))</text:span></text:p>
                              <text:list>
                                <text:list-item>
                                  <text:p text:style-name="P30">taj skup gradimo ovako:</text:p>
                                  <text:list>
                                    <text:list-item>
                                      <text:p text:style-name="P30">za svaku riječ T<text:span text:style-name="T11">j-1</text:span> (dakle svaku riječ osim zadnje) odaberi svaku od zadnjih log(log n) pozicija (pozicija k) i na njoj podijeli riječ na T<text:span text:style-name="T11">j-1</text:span><text:span text:style-name="T17">-k</text:span> i T<text:span text:style-name="T11">j-1</text:span><text:span text:style-name="T17">+k</text:span> </text:p>
                                      <text:list>
                                        <text:list-item>
                                          <text:p text:style-name="P30">nadji redak x u Opp(T) za T<text:span text:style-name="T11">j-1</text:span><text:span text:style-name="T17">-k</text:span> i nadji redak y u Opp(T<text:span text:style-name="T11">$</text:span><text:span text:style-name="T17">R</text:span>) za T<text:span text:style-name="T11">j-1</text:span><text:span text:style-name="T17">+k</text:span></text:p>
                                        </text:list-item>
                                        <text:list-item>
                                          <text:p text:style-name="P30">u Q' dodaj točku (x,y), a u V njoj pridruženu vrijednost v(x,y)</text:p>
                                          <text:list>
                                            <text:list-item>
                                              <text:p text:style-name="P30">v(x,y) = 1 + |T<text:span text:style-name="T11">1</text:span>| + ... + |T<text:span text:style-name="T11">j-1</text:span>| - k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"><text:span text:style-name="T22">sadrži vrijednosti v</text:span><text:span text:style-name="T15">j,k</text:span><text:span text:style-name="T22"> (svakoj točci je pridružena takva vrijednost)</text:span></text:p>
                            </text:list-item>
                            <text:list-item>
                              <text:p text:style-name="P14">omogućuje brzo pretraživanje po tom skupu (po dvije dimenzije, vraca sve tocke unutar pravokutnika)</text:p>
                              <text:list>
                                <text:list-item>
                                  <text:p text:style-name="P14">brzina pretraživanja je log(log(n))</text:p>
                                </text:list-item>
                              </text:list>
                            </text:list-item>
                            <text:list-item>
                              <text:p text:style-name="P16">članak od Alstrupa govori kako napraviti ovu strukturu</text:p>
                            </text:list-item>
                          </text:list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</text:span></text:p>
                        </text:list-item>
                        <text:list-item>
                          <text:p text:style-name="P14">Opp(T)</text:p>
                        </text:list-item>
                      </text:list>
                    </text:list-item>
                    <text:list-item>
                      <text:p text:style-name="P22"><text:span text:style-name="T25">NAPOMENA: suffixesOfP i prefixesOfP se grade u letu, dakle kad dodje upit za P.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0">koristi se POSEBNA verzija backward_search() funkcije iz strukture Opp, koja odmah vraća granice za sve sufikse stringa P (isto ko backward_search() ali vraca i medjurezultate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izgradi RT(Q')</text:p>
                          <text:list>
                            <text:list-item>
                              <text:p text:style-name="P14">izgradi skup točaka Q' I njemu pripadni skup vrijednosti V</text:p>
                            </text:list-item>
                            <text:list-item>
                              <text:p text:style-name="P14">konstruiraj RT(Q', V)</text:p>
                            </text:list-item>
                          </text:list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 je već izgrađen, njega ne treba graditi</text:span></text:p>
                        </text:list-item>
                        <text:list-item>
                          <text:p text:style-name="P14">izgradi Opp(T)</text:p>
                        </text:list-item>
                      </text:list>
                    </text:list-item>
                    <text:list-item>
                      <text:p text:style-name="P32">GET_OVERLAPPING_LONG(P[1,p]) <text:span text:style-name="T20">algoritam</text:span></text:p>
                      <text:list>
                        <text:list-item>
                          <text:p text:style-name="P30">izračunam suffixesOfP i prefixesOfP → O(p)</text:p>
                        </text:list-item>
                        <text:list-item>
                          <text:p text:style-name="P30">lomim P na pozicijama h razmaknutima za (log (log n))</text:p>
                          <text:list>
                            <text:list-item>
                              <text:p text:style-name="P30">za svaku od tih pozicija h: iz suffixesOfP i prefixesOfP procitam retke od prefiksa i retke od sufiksa (sufiks I prefiks su odredjeni pozicijom h)</text:p>
                              <text:list>
                                <text:list-item>
                                  <text:p text:style-name="P30">za svaku poziciju h zatim iz RTQ dohvatim sve točke koje su unutar intervala redaka koje sam odredio za poziciju h I dobijem vrijednosti v<text:span text:style-name="T11">j,k</text:span></text:p>
                                </text:list-item>
                                <text:list-item>
                                  <text:p text:style-name="P30">lokacija je v<text:span text:style-name="T11">j,k</text:span> – h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kratki uzorci (p &lt;= log(log n)):</text:p>
                  <text:list>
                    <text:list-item>
                      <text:p text:style-name="P14">nema puno takvih uzoraka, pa ćemo ih sve pozapamtiti</text:p>
                    </text:list-item>
                    <text:list-item>
                      <text:p text:style-name="P14">za to ću koristiti mapu koja za svaki postojeći kratki uzorak pamti njegove lokacije u stringu T</text:p>
                    </text:list-item>
                    <text:list-item>
                      <text:p text:style-name="P12"><text:span text:style-name="T24">strukture</text:span><text:span text:style-name="T24">:</text:span></text:p>
                      <text:list>
                        <text:list-item>
                          <text:p text:style-name="P14">mapa shortPatterns, koja za svaki postojeći kratki uzorak sadrži popis njegovih lokacija u stringu T</text:p>
                        </text:list-item>
                      </text:list>
                    </text:list-item>
                    <text:list-item>
                      <text:p text:style-name="P14">kako nađem sve postojeće uzorke?</text:p>
                      <text:list>
                        <text:list-item>
                          <text:p text:style-name="P14">Tako da za svaki $ oko njega gledam moguće kratke uzorke. Ne uzimam one koji prelaze preko $ koji se nalazi iza jer ću njih kasnije uzeti (inače bih imao duplikate)</text:p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stvaranje mape shortPatterns</text:p>
                          <text:list>
                            <text:list-item>
                              <text:p text:style-name="P13"><text:soft-page-break/><text:span text:style-name="T22">vremenska složenost: d*(log(log n))</text:span><text:span text:style-name="T19">2</text:span><text:span text:style-name="T22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5-05T19:37:27</dc:date>
    <dc:creator>Martin </dc:creator>
    <meta:editing-duration>P2DT12H16M1S</meta:editing-duration>
    <meta:editing-cycles>265</meta:editing-cycles>
    <meta:document-statistic meta:table-count="0" meta:image-count="0" meta:object-count="0" meta:page-count="6" meta:paragraph-count="149" meta:word-count="1801" meta:character-count="10102"/>
  </office:meta>
</office:document-meta>
</file>